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25mm"/>
    </style:style>
    <style:style style:name="co2" style:family="table-column">
      <style:table-column-properties fo:break-before="auto" style:column-width="52.3mm"/>
    </style:style>
    <style:style style:name="co3" style:family="table-column">
      <style:table-column-properties fo:break-before="auto" style:column-width="62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ull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fileCategory</text:p>
          </table:table-cell>
          <table:table-cell table:style-name="ce2" office:value-type="string" calcext:value-type="string">
            <text:p>ProfileName_12</text:p>
          </table:table-cell>
          <table:table-cell table:style-name="ce2" office:value-type="string" calcext:value-type="string">
            <text:p>ProfileName_14</text:p>
          </table:table-cell>
          <table:table-cell table:style-name="ce2" office:value-type="string" calcext:value-type="string">
            <text:p>ProfileName_trunk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3" office:value-type="string" calcext:value-type="string">
            <text:p>Collaborative_Community_12x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3" office:value-type="string" calcext:value-type="string">
            <text:p>Company_Intranet_12x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3" office:value-type="string" calcext:value-type="string">
            <text:p>Personal_Blog_and_Profile_12x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3" office:value-type="string" calcext:value-type="string">
            <text:p>Small_Organization_Web_Presence_12x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table:number-columns-repeated="3" office:value-type="string" calcext:value-type="string">
            <text:p>Collaborative_Community_Wiki_menupage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office:value-type="string" calcext:value-type="string">
            <text:p>Random_header_images</text:p>
          </table:table-cell>
          <table:table-cell table:number-columns-repeated="2" office:value-type="string" calcext:value-type="string">
            <text:p>Random_header_images_14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table:number-columns-repeated="3" office:value-type="string" calcext:value-type="string">
            <text:p>Multilingual_Wiki_12x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table:number-columns-repeated="3" office:value-type="string" calcext:value-type="string">
            <text:p>Countries_By_Region</text:p>
          </table:table-cell>
        </table:table-row>
        <table:table-row table:style-name="ro1">
          <table:table-cell table:style-name="ce1" office:value-type="string" calcext:value-type="string">
            <text:p>Useful Changes in Display Mode</text:p>
          </table:table-cell>
          <table:table-cell table:number-columns-repeated="3" office:value-type="string" calcext:value-type="string">
            <text:p>Mobile</text:p>
          </table:table-cell>
        </table:table-row>
        <table:table-row table:style-name="ro1">
          <table:table-cell table:style-name="ce1" office:value-type="string" calcext:value-type="string">
            <text:p>Useful Changes in Display Mode</text:p>
          </table:table-cell>
          <table:table-cell table:number-columns-repeated="3" office:value-type="string" calcext:value-type="string">
            <text:p>Slideshow_demo</text:p>
          </table:table-cell>
        </table:table-row>
        <table:table-row table:style-name="ro2">
          <table:table-cell office:value-type="string" calcext:value-type="string">
            <text:p>Useful New Technology Configurations</text:p>
          </table:table-cell>
          <table:table-cell table:number-columns-repeated="3" office:value-type="string" calcext:value-type="string">
            <text:p>Together</text:p>
          </table:table-cell>
        </table:table-row>
        <table:table-row table:style-name="ro2">
          <table:table-cell office:value-type="string" calcext:value-type="string">
            <text:p>Useful New Technology Configurations</text:p>
          </table:table-cell>
          <table:table-cell table:number-columns-repeated="3" office:value-type="string" calcext:value-type="string">
            <text:p>Post-it_Sticky_Note</text:p>
          </table:table-cell>
        </table:table-row>
        <table:table-row table:style-name="ro2">
          <table:table-cell office:value-type="string" calcext:value-type="string">
            <text:p>Useful Administration Configurations</text:p>
          </table:table-cell>
          <table:table-cell table:number-columns-repeated="3" office:value-type="string" calcext:value-type="string">
            <text:p>Debug_Mode_Enabled</text:p>
          </table:table-cell>
        </table:table-row>
        <table:table-row table:style-name="ro2">
          <table:table-cell office:value-type="string" calcext:value-type="string">
            <text:p>Useful Administration Configurations</text:p>
          </table:table-cell>
          <table:table-cell table:number-columns-repeated="3" office:value-type="string" calcext:value-type="string">
            <text:p>Debug_Mode_Disabled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3" office:value-type="string" calcext:value-type="string">
            <text:p>User_Trackers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3" office:value-type="string" calcext:value-type="string">
            <text:p>Custom_Contact_Form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3" office:value-type="string" calcext:value-type="string">
            <text:p>Dynamic_items_list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3" office:value-type="string" calcext:value-type="string">
            <text:p>Sortable Tables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3" office:value-type="string" calcext:value-type="string">
            <text:p>Bug_Tracker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3" office:value-type="string" calcext:value-type="string">
            <text:p>Time_Sheet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3" office:value-type="string" calcext:value-type="string">
            <text:p>Tracker_as_Calendar_12 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3" office:value-type="string" calcext:value-type="string">
            <text:p>Voting_System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3" office:value-type="string" calcext:value-type="string">
            <text:p>Structured Master Documents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3" office:value-type="string" calcext:value-type="string">
            <text:p>Consensus Forums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3" office:value-type="string" calcext:value-type="string">
            <text:p>Barter_Market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3" office:value-type="string" calcext:value-type="string">
            <text:p>Revision Approval</text:p>
          </table:table-cell>
        </table:table-row>
        <table:table-row table:style-name="ro2">
          <table:table-cell office:value-type="string" calcext:value-type="string">
            <text:p>Demo of More Advanced Configurations</text:p>
          </table:table-cell>
          <table:table-cell table:number-columns-repeated="3" office:value-type="string" calcext:value-type="string">
            <text:p>Shoping_Cart</text:p>
          </table:table-cell>
        </table:table-row>
        <table:table-row table:style-name="ro2">
          <table:table-cell office:value-type="string" calcext:value-type="string">
            <text:p>Demo of More Advanced Configurations</text:p>
          </table:table-cell>
          <table:table-cell table:number-columns-repeated="3" office:value-type="string" calcext:value-type="string">
            <text:p>Easy GeoBlog</text:p>
          </table:table-cell>
        </table:table-row>
        <table:table-row table:style-name="ro2">
          <table:table-cell office:value-type="string" calcext:value-type="string">
            <text:p>Highly Specialized Configurations</text:p>
          </table:table-cell>
          <table:table-cell table:number-columns-repeated="3" office:value-type="string" calcext:value-type="string">
            <text:p>Cartograf</text:p>
          </table:table-cell>
        </table:table-row>
        <table:table-row table:style-name="ro2">
          <table:table-cell office:value-type="string" calcext:value-type="string">
            <text:p>Highly Specialized Configurations</text:p>
          </table:table-cell>
          <table:table-cell table:number-columns-repeated="3" office:value-type="string" calcext:value-type="string">
            <text:p>R_demo</text:p>
          </table:table-cell>
        </table:table-row>
        <table:table-row table:style-name="ro2">
          <table:table-cell office:value-type="string" calcext:value-type="string">
            <text:p>Highly Specialized Configurations</text:p>
          </table:table-cell>
          <table:table-cell table:number-columns-repeated="3" office:value-type="string" calcext:value-type="string">
            <text:p>R_Heatmaps</text:p>
          </table:table-cell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Conditional_Display_in_Forms</text:p>
          </table:table-cell>
          <table:table-cell table:number-columns-repeated="2" office:value-type="string" calcext:value-type="string">
            <text:p>Conditional_Display_in_Forms_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23:21:54.478245002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7:39:05.664066505</meta:creation-date>
    <dc:date>2016-01-25T23:24:42.892467539</dc:date>
    <meta:editing-duration>PT28M11S</meta:editing-duration>
    <meta:editing-cycles>11</meta:editing-cycles>
    <meta:generator>LibreOffice/4.4.7.2$Linux_X86_64 LibreOffice_project/40m0$Build-2</meta:generator>
    <meta:document-statistic meta:table-count="1" meta:cell-count="132" meta:object-count="0"/>
  </office:meta>
</office:document-meta>
</file>